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bacc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acc1" officeooo:paragraph-rsid="001bacc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bacc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bacc1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bacc1" style:font-size-asian="14pt" style:font-weight-asian="normal" style:font-size-complex="14pt" style:font-weight-complex="normal"/>
    </style:style>
    <style:style style:name="T1" style:family="text">
      <style:text-properties officeooo:rsid="0003d915"/>
    </style:style>
    <style:style style:name="T2" style:family="text">
      <style:text-properties officeooo:rsid="0005ced2"/>
    </style:style>
    <style:style style:name="T3" style:family="text">
      <style:text-properties officeooo:rsid="001bacc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віт</text:p>
      <text:p text:style-name="P1">про виконання завдання з самостійної роботи</text:p>
      <text:p text:style-name="P1">з курсу «Теорія ймовірностей та математична статистика»</text:p>
      <text:p text:style-name="P1">тема «ПОСЛІДОВНОСТІ НЕЗАЛЕЖНИХ ВИПРОБУВАНЬ»</text:p>
      <text:p text:style-name="P1">студентом <text:span text:style-name="T1">Попов А. А.</text:span>(група К<text:span text:style-name="T1">C-231</text:span>)</text:p>
      <text:p text:style-name="P1">в 202<text:span text:style-name="T2">4</text:span>-202<text:span text:style-name="T2">5</text:span> навчальному році</text:p>
      <text:p text:style-name="P1">за індивідуальним варіантом даних №1<text:span text:style-name="T1">7.</text:span></text:p>
      <text:p text:style-name="P1"/>
      <text:p text:style-name="P3"/>
      <text:p text:style-name="P3"/>
      <text:p text:style-name="P5"><text:span text:style-name="T4">Завдання 1.</text:span> Фабрика випускає <text:span text:style-name="T3">75</text:span> % продукції першого сорту. Знайти</text:p>
      <text:p text:style-name="P5">ймовірність того, що із <text:span text:style-name="T3">300 </text:span>виробів, виготовлених фабрикою, кількість</text:p>
      <text:p text:style-name="P5">першосортних виробів буде: </text:p>
      <text:p text:style-name="P5"><text:span text:style-name="T4"/></text:p>
      <text:p text:style-name="P5"><text:span text:style-name="T4">а) </text:span><text:span text:style-name="T3">130 </text:span>виробів;</text:p>
      <text:p text:style-name="P5"><text:span text:style-name="T4">б)</text:span> <text:span text:style-name="T3">130</text:span> – <text:span text:style-name="T3">150</text:span>;<text:span text:style-name="T4"> </text:span></text:p>
      <text:p text:style-name="P5"><text:span text:style-name="T4">в)</text:span> не більше <text:span text:style-name="T3">180</text:span>.</text:p>
      <text:p text:style-name="P2"/>
      <text:p text:style-name="P2"/>
      <text:p text:style-name="P2"/>
      <text:p text:style-name="P4"><text:span text:style-name="T5">а) </text:span><text:span text:style-name="T4">Знайти ймовірність того, що серед 300 виробів буде рівно 130 першосортних:</text:span></text:p>
      <text:p text:style-name="P4"><text:span text:style-name="T6"/></text:p>
      <text:p text:style-name="P4"><text:span text:style-name="T6">Для обчислення ймовірності того, що точно 130 виробів будуть першосортними, можна скористатись біноміальним розподілом:</text:span></text:p>
      <text:p text:style-name="P4"><text:span text:style-name="T6"><text:line-break/></text:span></text:p>
      <text:p text:style-name="P4"><text:span text:style-name="T6"/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1:20:41.544544470</meta:creation-date>
    <dc:date>2024-11-03T23:21:19.366889462</dc:date>
    <meta:editing-duration>PT12H38S</meta:editing-duration>
    <meta:editing-cycles>1</meta:editing-cycles>
    <meta:document-statistic meta:table-count="0" meta:image-count="0" meta:object-count="0" meta:page-count="1" meta:paragraph-count="16" meta:word-count="90" meta:character-count="650" meta:non-whitespace-character-count="571"/>
    <meta:generator>LibreOffice/7.6.7.2$Linux_X86_64 LibreOffice_project/60$Build-2</meta:generator>
  </office:meta>
</office:document-meta>
</file>